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auto-grow-height="false" fo:min-height="0.749cm" fo:min-width="0.499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4cm" svg:height="4cm" svg:x="3cm" svg:y="9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layer="layout" svg:width="2.551cm" svg:height="0.962cm" svg:x="3.953cm" svg:y="13.038cm">
          <draw:text-box>
            <text:p text:style-name="P1">Nodo 2</text:p>
          </draw:text-box>
        </draw:frame>
        <draw:custom-shape draw:style-name="gr1" draw:layer="layout" svg:width="4cm" svg:height="4cm" svg:x="11cm" svg:y="9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layer="layout" svg:width="2.547cm" svg:height="0.962cm" svg:x="11.953cm" svg:y="13.038cm">
          <draw:text-box>
            <text:p text:style-name="P1">Nodo 3</text:p>
          </draw:text-box>
        </draw:frame>
        <draw:custom-shape draw:style-name="gr1" draw:layer="layout" svg:width="4cm" svg:height="4cm" svg:x="7cm" svg:y="3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layer="layout" svg:width="2.547cm" svg:height="0.962cm" svg:x="7.953cm" svg:y="7.038cm">
          <draw:text-box>
            <text:p text:style-name="P1">Nodo 1</text:p>
          </draw:text-box>
        </draw:frame>
        <draw:custom-shape draw:style-name="gr3" draw:text-style-name="P3" draw:layer="layout" svg:width="3cm" svg:height="3cm" svg:x="3.5cm" svg:y="9.5cm">
          <text:p text:style-name="P2">SC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venger</meta:initial-creator>
    <meta:creation-date>2008-08-10T22:17:18</meta:creation-date>
    <dc:creator>avenger</dc:creator>
    <dc:date>2008-08-10T22:40:10</dc:date>
    <meta:editing-cycles>1</meta:editing-cycles>
    <meta:editing-duration>PT22M5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